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9.24mm"/>
    </style:style>
    <style:style style:name="co2" style:family="table-column">
      <style:table-column-properties fo:break-before="auto" style:column-width="29.4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26.14mm"/>
    </style:style>
    <style:style style:name="co5" style:family="table-column">
      <style:table-column-properties fo:break-before="auto" style:column-width="22.33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20.5mm"/>
    </style:style>
    <style:style style:name="co8" style:family="table-column">
      <style:table-column-properties fo:break-before="auto" style:column-width="12.26mm"/>
    </style:style>
    <style:style style:name="co9" style:family="table-column">
      <style:table-column-properties fo:break-before="auto" style:column-width="14.09mm"/>
    </style:style>
    <style:style style:name="co10" style:family="table-column">
      <style:table-column-properties fo:break-before="auto" style:column-width="16.42mm"/>
    </style:style>
    <style:style style:name="co11" style:family="table-column">
      <style:table-column-properties fo:break-before="auto" style:column-width="19.42mm"/>
    </style:style>
    <style:style style:name="co12" style:family="table-column">
      <style:table-column-properties fo:break-before="auto" style:column-width="17.52mm"/>
    </style:style>
    <style:style style:name="co13" style:family="table-column">
      <style:table-column-properties fo:break-before="auto" style:column-width="7.78mm"/>
    </style:style>
    <style:style style:name="co14" style:family="table-column">
      <style:table-column-properties fo:break-before="auto" style:column-width="15.15mm"/>
    </style:style>
    <style:style style:name="co15" style:family="table-column">
      <style:table-column-properties fo:break-before="auto" style:column-width="18.84mm"/>
    </style:style>
    <style:style style:name="co16" style:family="table-column">
      <style:table-column-properties fo:break-before="auto" style:column-width="16.99mm"/>
    </style:style>
    <style:style style:name="co17" style:family="table-column">
      <style:table-column-properties fo:break-before="auto" style:column-width="13.34mm"/>
    </style:style>
    <style:style style:name="co18" style:family="table-column">
      <style:table-column-properties fo:break-before="auto" style:column-width="9.79mm"/>
    </style:style>
    <style:style style:name="co19" style:family="table-column">
      <style:table-column-properties fo:break-before="auto" style:column-width="4.89mm"/>
    </style:style>
    <style:style style:name="co20" style:family="table-column">
      <style:table-column-properties fo:break-before="auto" style:column-width="20.67mm"/>
    </style:style>
    <style:style style:name="ro1" style:family="table-row">
      <style:table-row-properties style:row-height="4.2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115">
      <style:table-cell-properties fo:border="0.06pt solid #000000"/>
    </style:style>
    <style:style style:name="ce4" style:family="table-cell" style:parent-style-name="Default" style:data-style-name="N116">
      <style:table-cell-properties fo:border="0.06pt solid #000000"/>
    </style:style>
  </office:automatic-styles>
  <office:body>
    <office:spreadsheet>
      <table:table table:name="analyse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surcoût de démarrage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Itérations</text:p>
          </table:table-cell>
          <table:table-cell table:style-name="ce2" office:value-type="string" calcext:value-type="string">
            <text:p>Démarrage (us)</text:p>
          </table:table-cell>
          <table:table-cell table:style-name="ce2" office:value-type="string" calcext:value-type="string">
            <text:p>Surcoût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marrage.G2]" office:value-type="float" office:value="1.957158" calcext:value-type="float">
            <text:p>1,957</text:p>
          </table:table-cell>
          <table:table-cell table:style-name="ce2" table:formula="of:=[demarrage.D2]" office:value-type="float" office:value="1000000" calcext:value-type="float">
            <text:p>1000000</text:p>
          </table:table-cell>
          <table:table-cell table:style-name="ce3" table:formula="of:=[.C5]/[.D5]*1000000" office:value-type="float" office:value="1.957158" calcext:value-type="float">
            <text:p>1,957</text:p>
          </table:table-cell>
          <table:table-cell table:style-name="ce4" table:formula="of:=[.E5]/[.$E$5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marrage.G3]" office:value-type="float" office:value="2.199963" calcext:value-type="float">
            <text:p>2,200</text:p>
          </table:table-cell>
          <table:table-cell table:style-name="ce2" table:formula="of:=[demarrage.D3]" office:value-type="float" office:value="1000000" calcext:value-type="float">
            <text:p>1000000</text:p>
          </table:table-cell>
          <table:table-cell table:style-name="ce3" table:formula="of:=[.C6]/[.D6]*1000000" office:value-type="float" office:value="2.199963" calcext:value-type="float">
            <text:p>2,200</text:p>
          </table:table-cell>
          <table:table-cell table:style-name="ce4" table:formula="of:=[.E6]/[.$E$5]" office:value-type="float" office:value="1.1240599890249" calcext:value-type="float">
            <text:p>1,1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marrage.G4]" office:value-type="float" office:value="7.640365" calcext:value-type="float">
            <text:p>7,640</text:p>
          </table:table-cell>
          <table:table-cell table:style-name="ce2" table:formula="of:=[demarrage.D4]" office:value-type="float" office:value="1000000" calcext:value-type="float">
            <text:p>1000000</text:p>
          </table:table-cell>
          <table:table-cell table:style-name="ce3" table:formula="of:=[.C7]/[.D7]*1000000" office:value-type="float" office:value="7.640365" calcext:value-type="float">
            <text:p>7,640</text:p>
          </table:table-cell>
          <table:table-cell table:style-name="ce4" table:formula="of:=[.E7]/[.$E$5]" office:value-type="float" office:value="3.90380592675706" calcext:value-type="float">
            <text:p>3,9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marrage.G5]" office:value-type="float" office:value="31.605836" calcext:value-type="float">
            <text:p>31,606</text:p>
          </table:table-cell>
          <table:table-cell table:style-name="ce2" table:formula="of:=[demarrage.D5]" office:value-type="float" office:value="1000000" calcext:value-type="float">
            <text:p>1000000</text:p>
          </table:table-cell>
          <table:table-cell table:style-name="ce3" table:formula="of:=[.C8]/[.D8]*1000000" office:value-type="float" office:value="31.605836" calcext:value-type="float">
            <text:p>31,606</text:p>
          </table:table-cell>
          <table:table-cell table:style-name="ce4" table:formula="of:=[.E8]/[.$E$5]" office:value-type="float" office:value="16.1488423520227" calcext:value-type="float">
            <text:p>16,1</text:p>
          </table:table-cell>
          <table:table-cell table:number-columns-repeated="3"/>
        </table:table-row>
        <table:table-row table:style-name="ro1" table:number-rows-repeated="2">
          <table:table-cell table:number-columns-repeated="9"/>
        </table:table-row>
        <table:table-row table:style-name="ro1">
          <table:table-cell/>
          <table:table-cell table:style-name="ce1" office:value-type="string" calcext:value-type="string" table:number-columns-spanned="5" table:number-rows-spanned="1">
            <text:p>Évaluation du débit</text:p>
          </table:table-cell>
          <table:covered-table-cell table:number-columns-repeated="4"/>
          <table:table-cell table:number-columns-repeated="3"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style-name="ce2" office:value-type="string" calcext:value-type="string">
            <text:p>Librairie</text:p>
          </table:table-cell>
          <table:table-cell table:style-name="ce2" office:value-type="string" calcext:value-type="string">
            <text:p>Exécution (s)</text:p>
          </table:table-cell>
          <table:table-cell table:style-name="ce2" office:value-type="string" calcext:value-type="string">
            <text:p>Surface (MP)</text:p>
          </table:table-cell>
          <table:table-cell table:style-name="ce2" office:value-type="string" calcext:value-type="string">
            <text:p>Débit (MP/s)</text:p>
          </table:table-cell>
          <table:table-cell table:style-name="ce2" office:value-type="string" calcext:value-type="string">
            <text:p>Accélération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Série</text:p>
          </table:table-cell>
          <table:table-cell table:style-name="ce3" table:formula="of:=[debit.G2]" office:value-type="float" office:value="0.031753" calcext:value-type="float">
            <text:p>0,032</text:p>
          </table:table-cell>
          <table:table-cell table:style-name="ce3" table:formula="of:=[debit.B2]*[debit.C2]*[debit.D2]/1000000" office:value-type="float" office:value="5.24288" calcext:value-type="float">
            <text:p>5,243</text:p>
          </table:table-cell>
          <table:table-cell table:style-name="ce3" table:formula="of:=[.D14]/[.C14]" office:value-type="float" office:value="165.114477372217" calcext:value-type="float">
            <text:p>165,114</text:p>
          </table:table-cell>
          <table:table-cell table:style-name="ce4" table:formula="of:=[.E14]/[.$E$14]" office:value-type="float" office:value="1" calcext:value-type="float">
            <text:p>1,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1</text:p>
          </table:table-cell>
          <table:table-cell table:style-name="ce3" table:formula="of:=[debit.G3]" office:value-type="float" office:value="0.039666" calcext:value-type="float">
            <text:p>0,040</text:p>
          </table:table-cell>
          <table:table-cell table:style-name="ce3" table:formula="of:=[debit.B3]*[debit.C3]*[debit.D3]/1000000" office:value-type="float" office:value="5.24288" calcext:value-type="float">
            <text:p>5,243</text:p>
          </table:table-cell>
          <table:table-cell table:style-name="ce3" table:formula="of:=[.D15]/[.C15]" office:value-type="float" office:value="132.17566681793" calcext:value-type="float">
            <text:p>132,176</text:p>
          </table:table-cell>
          <table:table-cell table:style-name="ce4" table:formula="of:=[.E15]/[.$E$14]" office:value-type="float" office:value="0.80050925225634" calcext:value-type="float">
            <text:p>0,8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MP 8</text:p>
          </table:table-cell>
          <table:table-cell table:style-name="ce3" table:formula="of:=[debit.G4]" office:value-type="float" office:value="0.022027" calcext:value-type="float">
            <text:p>0,022</text:p>
          </table:table-cell>
          <table:table-cell table:style-name="ce3" table:formula="of:=[debit.B4]*[debit.C4]*[debit.D4]/1000000" office:value-type="float" office:value="5.24288" calcext:value-type="float">
            <text:p>5,243</text:p>
          </table:table-cell>
          <table:table-cell table:style-name="ce3" table:formula="of:=[.D16]/[.C16]" office:value-type="float" office:value="238.020611068234" calcext:value-type="float">
            <text:p>238,021</text:p>
          </table:table-cell>
          <table:table-cell table:style-name="ce4" table:formula="of:=[.E16]/[.$E$14]" office:value-type="float" office:value="1.44154900803559" calcext:value-type="float">
            <text:p>1,4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 calcext:value-type="string">
            <text:p>OpenCL</text:p>
          </table:table-cell>
          <table:table-cell table:style-name="ce3" table:formula="of:=[debit.G5]" office:value-type="float" office:value="0.012579" calcext:value-type="float">
            <text:p>0,013</text:p>
          </table:table-cell>
          <table:table-cell table:style-name="ce3" table:formula="of:=[debit.B5]*[debit.C5]*[debit.D5]/1000000" office:value-type="float" office:value="5.24288" calcext:value-type="float">
            <text:p>5,243</text:p>
          </table:table-cell>
          <table:table-cell table:style-name="ce3" table:formula="of:=[.D17]/[.C17]" office:value-type="float" office:value="416.796247714445" calcext:value-type="float">
            <text:p>416,796</text:p>
          </table:table-cell>
          <table:table-cell table:style-name="ce4" table:formula="of:=[.E17]/[.$E$14]" office:value-type="float" office:value="2.52428650926147" calcext:value-type="float">
            <text:p>2,5</text:p>
          </table:table-cell>
          <table:table-cell table:number-columns-repeated="3"/>
        </table:table-row>
        <table:table-row table:style-name="ro1" table:number-rows-repeated="1048558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demarrage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16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62735" calcext:value-type="float">
            <text:p>0,462735</text:p>
          </table:table-cell>
          <table:table-cell office:value-type="float" office:value="0.946432" calcext:value-type="float">
            <text:p>0,946432</text:p>
          </table:table-cell>
          <table:table-cell office:value-type="float" office:value="1.957158" calcext:value-type="float">
            <text:p>1,957158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638643" calcext:value-type="float">
            <text:p>0,638643</text:p>
          </table:table-cell>
          <table:table-cell office:value-type="float" office:value="1.039462" calcext:value-type="float">
            <text:p>1,039462</text:p>
          </table:table-cell>
          <table:table-cell office:value-type="float" office:value="2.199963" calcext:value-type="float">
            <text:p>2,19996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54.077954" calcext:value-type="float">
            <text:p>54,077954</text:p>
          </table:table-cell>
          <table:table-cell office:value-type="float" office:value="1.924839" calcext:value-type="float">
            <text:p>1,924839</text:p>
          </table:table-cell>
          <table:table-cell office:value-type="float" office:value="7.640365" calcext:value-type="float">
            <text:p>7,640365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33.038029" calcext:value-type="float">
            <text:p>33,038029</text:p>
          </table:table-cell>
          <table:table-cell office:value-type="float" office:value="9.327952" calcext:value-type="float">
            <text:p>9,327952</text:p>
          </table:table-cell>
          <table:table-cell office:value-type="float" office:value="31.605836" calcext:value-type="float">
            <text:p>31,605836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debit" table:style-name="ta1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2" table:number-columns-repeated="2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15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5" table:number-columns-repeated="2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experiment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iter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eria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30834" calcext:value-type="float">
            <text:p>0,030834</text:p>
          </table:table-cell>
          <table:table-cell office:value-type="float" office:value="0.000872" calcext:value-type="float">
            <text:p>0,000872</text:p>
          </table:table-cell>
          <table:table-cell office:value-type="float" office:value="0.031753" calcext:value-type="float">
            <text:p>0,031753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1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39621" calcext:value-type="float">
            <text:p>0,039621</text:p>
          </table:table-cell>
          <table:table-cell office:value-type="float" office:value="0" calcext:value-type="float">
            <text:p>0</text:p>
          </table:table-cell>
          <table:table-cell office:value-type="float" office:value="0.039666" calcext:value-type="float">
            <text:p>0,03966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mp_8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160017" calcext:value-type="float">
            <text:p>0,160017</text:p>
          </table:table-cell>
          <table:table-cell office:value-type="float" office:value="0" calcext:value-type="float">
            <text:p>0</text:p>
          </table:table-cell>
          <table:table-cell office:value-type="float" office:value="0.022027" calcext:value-type="float">
            <text:p>0,022027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pencl</text:p>
          </table:table-cell>
          <table:table-cell table:number-columns-repeated="2" office:value-type="float" office:value="1024" calcext:value-type="float">
            <text:p>1024</text:p>
          </table:table-cell>
          <table:table-cell office:value-type="float" office:value="5" calcext:value-type="float">
            <text:p>5</text:p>
          </table:table-cell>
          <table:table-cell office:value-type="float" office:value="0.010893" calcext:value-type="float">
            <text:p>0,010893</text:p>
          </table:table-cell>
          <table:table-cell office:value-type="float" office:value="0.003712" calcext:value-type="float">
            <text:p>0,003712</text:p>
          </table:table-cell>
          <table:table-cell office:value-type="float" office:value="0.012579" calcext:value-type="float">
            <text:p>0,012579</text:p>
          </table:table-cell>
          <table:table-cell table:number-columns-repeated="8"/>
        </table:table-row>
        <table:table-row table:style-name="ro1" table:number-rows-repeated="1048570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CA">$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CA">$</number:currency-symbol>
      <style:map style:condition="value()&gt;=0" style:apply-style-name="N108P0"/>
    </number:currency-style>
    <number:number-style style:name="N109">
      <number:number number:decimal-places="9" loext:min-decimal-places="9" number:min-integer-digits="1"/>
    </number:number-style>
    <number:number-style style:name="N110">
      <number:number number:decimal-places="8" loext:min-decimal-places="8" number:min-integer-digits="1"/>
    </number:number-style>
    <number:number-style style:name="N111">
      <number:number number:decimal-places="7" loext:min-decimal-places="7" number:min-integer-digits="1"/>
    </number:number-style>
    <number:number-style style:name="N112">
      <number:number number:decimal-places="6" loext:min-decimal-places="6" number:min-integer-digits="1"/>
    </number:number-style>
    <number:number-style style:name="N113">
      <number:number number:decimal-places="5" loext:min-decimal-places="5" number:min-integer-digits="1"/>
    </number:number-style>
    <number:number-style style:name="N114">
      <number:number number:decimal-places="4" loext:min-decimal-places="4" number:min-integer-digits="1"/>
    </number:number-style>
    <number:number-style style:name="N115">
      <number:number number:decimal-places="3" loext:min-decimal-places="3" number:min-integer-digits="1"/>
    </number:number-style>
    <number:number-style style:name="N116">
      <number:number number:decimal-places="1" loext:min-decimal-places="1" number:min-integer-digits="1"/>
    </number:number-style>
    <number:percentage-style style:name="N117">
      <number:number number:decimal-places="1" loext:min-decimal-places="1" number:min-integer-digits="1"/>
      <number:text>%</number:text>
    </number:percentage-style>
    <number:number-style style:name="N118">
      <number:number number:decimal-places="10" loext:min-decimal-places="10" number:min-integer-digits="1"/>
    </number:number-style>
    <number:currency-style style:name="N120P0" style:volatile="true">
      <number:number number:decimal-places="1" loext:min-decimal-places="1" number:min-integer-digits="1" number:grouping="true"/>
      <number:text> </number:text>
      <number:currency-symbol number:language="fr" number:country="CA">$</number:currency-symbol>
    </number:currency-style>
    <number:currency-style style:name="N120">
      <style:text-properties fo:color="#ff0000"/>
      <number:text>-</number:text>
      <number:number number:decimal-places="1" loext:min-decimal-places="1" number:min-integer-digits="1" number:grouping="true"/>
      <number:text> </number:text>
      <number:currency-symbol number:language="fr" number:country="CA">$</number:currency-symbol>
      <style:map style:condition="value()&gt;=0" style:apply-style-name="N120P0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low" style:family="table-cell" style:parent-style-name="Default">
      <style:table-cell-properties fo:background-color="#ff0000" loext:vertical-justify="auto"/>
      <style:paragraph-properties css3t:text-justify="auto"/>
      <style:text-properties fo:color="#ffffff"/>
    </style:style>
    <style:style style:name="fast" style:family="table-cell" style:parent-style-name="Default">
      <style:table-cell-properties fo:background-color="#00ae00"/>
      <style:text-properties fo:color="#ffffff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2">0000-00-00</text:date>, <text:time style:data-style-name="N2" text:time-value="23:31:45.7185858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cis </meta:initial-creator>
    <meta:creation-date>2012-10-10T16:27:31</meta:creation-date>
    <dc:date>2017-11-02T23:44:54.575750369</dc:date>
    <meta:editing-duration>PT6H51M19S</meta:editing-duration>
    <meta:editing-cycles>28</meta:editing-cycles>
    <meta:generator>LibreOffice/5.2.7.2$Linux_X86_64 LibreOffice_project/20$Build-2</meta:generator>
    <meta:document-statistic meta:table-count="3" meta:cell-count="122" meta:object-count="0"/>
  </office:meta>
</office:document-meta>
</file>